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2pt" style:font-size-asian="12pt" style:font-size-complex="12pt"/>
    </style:style>
    <style:style style:name="P3" style:family="paragraph" style:parent-style-name="UrbanTitle">
      <style:text-properties style:font-name="Arial" fo:font-size="12pt" style:text-underline-style="none" style:font-size-asian="12pt" style:font-size-complex="12pt"/>
    </style:style>
    <style:style style:name="P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7" style:family="paragraph" style:parent-style-name="UrbanBody">
      <style:text-properties style:font-name="arial" fo:font-size="11pt" officeooo:paragraph-rsid="000ff5f8" style:font-size-asian="11pt" style:font-size-complex="11pt"/>
    </style:style>
    <style:style style:name="P8" style:family="paragraph" style:parent-style-name="UrbanBody">
      <style:text-properties style:font-name="arial" fo:font-size="11pt" fo:font-style="italic" officeooo:paragraph-rsid="000ff5f8" fo:background-color="#ffff00" style:font-size-asian="11pt" style:font-style-asian="italic" style:font-size-complex="11pt" style:font-style-complex="italic"/>
    </style:style>
    <style:style style:name="P9" style:family="paragraph" style:parent-style-name="UrbanBody">
      <style:text-properties style:font-name="arial" fo:font-size="11pt" fo:font-style="italic" style:text-underline-style="none" fo:font-weight="normal" officeooo:paragraph-rsid="000ff5f8" fo:background-color="#ffff00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text-properties style:font-name="arial" fo:font-size="11pt" fo:font-style="normal" style:font-size-asian="11pt" style:font-style-asian="normal" style:font-size-complex="11pt" style:font-style-complex="normal"/>
    </style:style>
    <style:style style:name="P12" style:family="paragraph" style:parent-style-name="UrbanBody"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2pt" officeooo:paragraph-rsid="000ff5f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officeooo:paragraph-rsid="000ff5f8" style:font-size-asian="11pt" style:font-size-complex="11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f5f8" style:font-size-asian="10pt" style:font-size-complex="10pt"/>
    </style:style>
    <style:style style:name="P16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f5f8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background-color="#ffff00" loext:char-shading-value="0" style:font-style-asian="italic" style:font-style-complex="italic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letter-spacing="normal" fo:language="fr" fo:country="BE" style:font-name-asian="Calibri1" style:font-size-asian="11pt" style:font-name-complex="Calibri1" style:font-size-complex="11pt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4"><office:annotation><dc:creator>Gauthier Bastien</dc:creator><dc:date>2011-01-13T14:56:41</dc:date><text:p text:style-name="P17"><text:span text:style-name="T10">do text</text:span></text:p><text:p text:style-name="P17"><text:span text:style-name="T10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5"><text:span text:style-name="Police_20_par_20_défaut"><text:span text:style-name="T6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DGO4 - Direction générale opérationnelle </text:p>
            <text:p text:style-name="P7">Aménagement du Territoire, Logement, Patrimoine et Énergie </text:p>
            <text:p text:style-name="P7"><text:span text:style-name="T5">Monsieur / Madame XXX </text:span>- Fonctionnaire Délégué</text:p>
            <text:p text:style-name="P8">rue XXX n° XX</text:p>
            <text:p text:style-name="P9">XXXX Commune du FD</text:p>
            <text:p text:style-name="P16">RECOMMANDÉ</text:p>
          </table:table-cell>
        </table:table-row>
      </table:table>
      <text:p text:style-name="P13"/>
      <text:p text:style-name="P2"/>
      <text:p text:style-name="P3">Transmission d'un dossier incomplet – D.IV.33.2°</text:p>
      <text:p text:style-name="P1"/>
      <text:p text:style-name="P4"><text:span text:style-name="T9">Agent traitant : </text:span><text:span text:style-name="Police_20_par_20_défaut"><text:span text:style-name="T7"><text:text-input text:description="Signalétique des demandeurs">self.getFoldermanagers()[0].getName2()</text:text-input></text:span></text:span><text:span text:style-name="Police_20_par_20_défaut"><text:span text:style-name="T7"><text:s/></text:span></text:span><text:span text:style-name="Police_20_par_20_défaut"><text:span text:style-name="T7"><text:text-input text:description="Signalétique des demandeurs">self.getFoldermanagers()[0].getName1()</text:text-input></text:span></text:span></text:p>
      <text:p text:style-name="P10"><office:annotation><dc:creator>Gauthier Bastien</dc:creator><dc:date>2011-01-13T14:56:41</dc:date><text:p text:style-name="P17"><text:span text:style-name="T10">do text</text:span></text:p><text:p text:style-name="P17"><text:span text:style-name="T10">from document(at=reference, format='odt')</text:span></text:p></office:annotation>Import depuis reference.odt</text:p>
      <text:p text:style-name="P10"><text:span text:style-name="T4">Références SPW - DGO4 :</text:span> <text:text-input text:description="Référence DGATLP">self.referenceDGATLP</text:text-input></text:p>
      <text:p text:style-name="P10"/>
      <text:p text:style-name="P5"><office:annotation><dc:creator>Gauthier Bastien</dc:creator><dc:date>2011-02-16T16:12:24</dc:date><text:p text:style-name="P17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self.getPortionOutsText()</text:text-input></text:span></text:p>
      <text:p text:style-name="P5"/>
      <text:p text:style-name="P5"/>
      <text:p text:style-name="P5"><text:span text:style-name="T5">Monsieur le Directeur</text:span>,</text:p>
      <text:p text:style-name="P5"/>
      <text:p text:style-name="P5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5"/>
      <text:p text:style-name="P5">Nous vous en souhaitons bonne réception et nous vous prions d'agréer, <text:span text:style-name="T5">Monsieur le Directeur</text:span>, nos <text:s/>salutations distinguées.</text:p>
      <text:p text:style-name="P5"/>
      <text:p text:style-name="P5"><office:annotation><dc:creator>Gauthier Bastien</dc:creator><dc:date>2011-01-13T14:56:41</dc:date><text:p text:style-name="P17"><text:span text:style-name="T10">do text</text:span></text:p><text:p text:style-name="P17"><text:span text:style-name="T10">from document(at=signatures, format='odt')</text:span></text:p></office:annotation><text:span text:style-name="T1">Import depuis signatures.odt</text:span></text:p>
      <text:p text:style-name="P11"/>
      <text:p text:style-name="P11"/>
      <text:p text:style-name="P12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2:54:51.763841267</dc:date>
    <dc:language>fr-FR</dc:language>
    <meta:editing-cycles>103</meta:editing-cycles>
    <meta:editing-duration>P1DT10H19M23S</meta:editing-duration>
    <meta:document-statistic meta:table-count="1" meta:image-count="0" meta:object-count="0" meta:page-count="1" meta:paragraph-count="21" meta:word-count="165" meta:character-count="1242" meta:non-whitespace-character-count="1120"/>
    <meta:user-defined meta:name="Info 1"/>
    <meta:user-defined meta:name="Info 2"/>
    <meta:user-defined meta:name="Info 3"/>
    <meta:user-defined meta:name="Info 4"/>
  </office:meta>
</office:document-meta>
</file>